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formula="of:=[.B2]*[.A2]" office:value-type="float" office:value="0.03">
            <text:p>0.0300</text:p>
          </table:table-cell>
          <table:table-cell table:formula="of:=[.C2]*[.C3]" office:value-type="float" office:value="0.00075">
            <text:p>0.00075</text:p>
          </table:table-cell>
          <table:table-cell table:number-columns-repeated="4"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formula="of:=[.B3]*[.A3]" office:value-type="float" office:value="0.025">
            <text:p>0.0250</text:p>
          </table:table-cell>
          <table:table-cell table:number-columns-repeated="5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2">
            <text:p>1.2</text:p>
          </table:table-cell>
          <table:table-cell table:formula="of:=[.B4]*[.A4]" office:value-type="float" office:value="0.036">
            <text:p>0.0360</text:p>
          </table:table-cell>
          <table:table-cell table:formula="of:=[.C4]*[.C5]" office:value-type="float" office:value="0.00108">
            <text:p>0.00108</text:p>
          </table:table-cell>
          <table:table-cell table:formula="of:=[.D4]/[.$D$2]" office:value-type="float" office:value="1.44">
            <text:p>1.44</text:p>
          </table:table-cell>
          <table:table-cell table:number-columns-repeated="3"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2">
            <text:p>1.2</text:p>
          </table:table-cell>
          <table:table-cell table:formula="of:=[.B5]*[.A5]" office:value-type="float" office:value="0.03">
            <text:p>0.0300</text:p>
          </table:table-cell>
          <table:table-cell table:number-columns-repeated="5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table:formula="of:=[.B6]*[.A6]" office:value-type="float" office:value="0.042">
            <text:p>0.0420</text:p>
          </table:table-cell>
          <table:table-cell table:formula="of:=[.C6]*[.C7]" office:value-type="float" office:value="0.00147">
            <text:p>0.00147</text:p>
          </table:table-cell>
          <table:table-cell table:formula="of:=[.D6]/[.$D$2]" office:value-type="float" office:value="1.96">
            <text:p>1.96</text:p>
          </table:table-cell>
          <table:table-cell table:number-columns-repeated="3"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4">
            <text:p>1.4</text:p>
          </table:table-cell>
          <table:table-cell table:formula="of:=[.B7]*[.A7]" office:value-type="float" office:value="0.035">
            <text:p>0.0350</text:p>
          </table:table-cell>
          <table:table-cell table:number-columns-repeated="5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6">
            <text:p>1.6</text:p>
          </table:table-cell>
          <table:table-cell table:formula="of:=[.B8]*[.A8]" office:value-type="float" office:value="0.048">
            <text:p>0.0480</text:p>
          </table:table-cell>
          <table:table-cell table:formula="of:=[.C8]*[.C9]" office:value-type="float" office:value="0.00192">
            <text:p>0.00192</text:p>
          </table:table-cell>
          <table:table-cell table:formula="of:=[.D8]/[.$D$2]" office:value-type="float" office:value="2.56">
            <text:p>2.56</text:p>
          </table:table-cell>
          <table:table-cell table:number-columns-repeated="3"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6">
            <text:p>1.6</text:p>
          </table:table-cell>
          <table:table-cell table:formula="of:=[.B9]*[.A9]" office:value-type="float" office:value="0.04">
            <text:p>0.0400</text:p>
          </table:table-cell>
          <table:table-cell table:number-columns-repeated="5"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.8">
            <text:p>1.8</text:p>
          </table:table-cell>
          <table:table-cell table:formula="of:=[.B10]*[.A10]" office:value-type="float" office:value="0.054">
            <text:p>0.0540</text:p>
          </table:table-cell>
          <table:table-cell table:formula="of:=[.C10]*[.C11]" office:value-type="float" office:value="0.00243">
            <text:p>0.00243</text:p>
          </table:table-cell>
          <table:table-cell table:formula="of:=[.D10]/[.$D$2]" office:value-type="float" office:value="3.24">
            <text:p>3.24</text:p>
          </table:table-cell>
          <table:table-cell table:number-columns-repeated="3"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8">
            <text:p>1.8</text:p>
          </table:table-cell>
          <table:table-cell table:formula="of:=[.B11]*[.A11]" office:value-type="float" office:value="0.045">
            <text:p>0.045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">
            <text:p>1</text:p>
          </table:table-cell>
          <table:table-cell table:formula="of:=[.B13]*[.A13]" office:value-type="float" office:value="0.045">
            <text:p>0.0450</text:p>
          </table:table-cell>
          <table:table-cell table:formula="of:=[.C13]*[.C14]" office:value-type="float" office:value="0.001125">
            <text:p>0.001125</text:p>
          </table:table-cell>
          <table:table-cell/>
          <table:table-cell/>
          <table:table-cell table:formula="of:=[.F13]*[.F1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formula="of:=[.B14]*[.A14]" office:value-type="float" office:value="0.025">
            <text:p>0.0250</text:p>
          </table:table-cell>
          <table:table-cell table:number-columns-repeated="2"/>
          <table:table-cell/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2">
            <text:p>1.2</text:p>
          </table:table-cell>
          <table:table-cell table:formula="of:=[.B15]*[.A15]" office:value-type="float" office:value="0.054">
            <text:p>0.0540</text:p>
          </table:table-cell>
          <table:table-cell table:formula="of:=[.C15]*[.C16]" office:value-type="float" office:value="0.00162">
            <text:p>0.00162</text:p>
          </table:table-cell>
          <table:table-cell table:formula="of:=[.D15]/[.$D$13]" office:value-type="float" office:value="1.44">
            <text:p>1.44</text:p>
          </table:table-cell>
          <table:table-cell office:value-type="float" office:value="0.052">
            <text:p>0.052</text:p>
          </table:table-cell>
          <table:table-cell table:formula="of:=[.F15]*[.F16]" office:value-type="float" office:value="0.001664">
            <text:p>0.001664</text:p>
          </table:table-cell>
          <table:table-cell table:formula="of:=[.G15]/[.$D$13]" office:value-type="float" office:value="1.47911111111111">
            <text:p>1.4791111111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2">
            <text:p>1.2</text:p>
          </table:table-cell>
          <table:table-cell table:formula="of:=[.B16]*[.A16]" office:value-type="float" office:value="0.03">
            <text:p>0.0300</text:p>
          </table:table-cell>
          <table:table-cell table:number-columns-repeated="2"/>
          <table:table-cell office:value-type="float" office:value="0.032">
            <text:p>0.032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4">
            <text:p>1.4</text:p>
          </table:table-cell>
          <table:table-cell table:formula="of:=[.B17]*[.A17]" office:value-type="float" office:value="0.063">
            <text:p>0.0630</text:p>
          </table:table-cell>
          <table:table-cell table:formula="of:=[.C17]*[.C18]" office:value-type="float" office:value="0.002205">
            <text:p>0.002205</text:p>
          </table:table-cell>
          <table:table-cell table:formula="of:=[.D17]/[.$D$13]" office:value-type="float" office:value="1.96">
            <text:p>1.96</text:p>
          </table:table-cell>
          <table:table-cell office:value-type="float" office:value="0.06">
            <text:p>0.06</text:p>
          </table:table-cell>
          <table:table-cell table:formula="of:=[.F17]*[.F18]" office:value-type="float" office:value="0.00222">
            <text:p>0.00222</text:p>
          </table:table-cell>
          <table:table-cell table:formula="of:=[.G17]/[.$D$13]" office:value-type="float" office:value="1.97333333333333">
            <text:p>1.9733333333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4">
            <text:p>1.4</text:p>
          </table:table-cell>
          <table:table-cell table:formula="of:=[.B18]*[.A18]" office:value-type="float" office:value="0.035">
            <text:p>0.0350</text:p>
          </table:table-cell>
          <table:table-cell table:number-columns-repeated="2"/>
          <table:table-cell office:value-type="float" office:value="0.037">
            <text:p>0.037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6">
            <text:p>1.6</text:p>
          </table:table-cell>
          <table:table-cell table:formula="of:=[.B19]*[.A19]" office:value-type="float" office:value="0.072">
            <text:p>0.0720</text:p>
          </table:table-cell>
          <table:table-cell table:formula="of:=[.C19]*[.C20]" office:value-type="float" office:value="0.00288">
            <text:p>0.00288</text:p>
          </table:table-cell>
          <table:table-cell table:formula="of:=[.D19]/[.$D$13]" office:value-type="float" office:value="2.56">
            <text:p>2.56</text:p>
          </table:table-cell>
          <table:table-cell office:value-type="float" office:value="0.065">
            <text:p>0.065</text:p>
          </table:table-cell>
          <table:table-cell table:formula="of:=[.F19]*[.F20]" office:value-type="float" office:value="0.00286">
            <text:p>0.00286</text:p>
          </table:table-cell>
          <table:table-cell table:formula="of:=[.G19]/[.$D$13]" office:value-type="float" office:value="2.54222222222222">
            <text:p>2.5422222222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6">
            <text:p>1.6</text:p>
          </table:table-cell>
          <table:table-cell table:formula="of:=[.B20]*[.A20]" office:value-type="float" office:value="0.04">
            <text:p>0.0400</text:p>
          </table:table-cell>
          <table:table-cell table:number-columns-repeated="2"/>
          <table:table-cell office:value-type="float" office:value="0.044">
            <text:p>0.044</text:p>
          </table:table-cell>
          <table:table-cell table:number-columns-repeated="2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1.8">
            <text:p>1.8</text:p>
          </table:table-cell>
          <table:table-cell table:formula="of:=[.B21]*[.A21]" office:value-type="float" office:value="0.081">
            <text:p>0.0810</text:p>
          </table:table-cell>
          <table:table-cell table:formula="of:=[.C21]*[.C22]" office:value-type="float" office:value="0.003645">
            <text:p>0.003645</text:p>
          </table:table-cell>
          <table:table-cell table:formula="of:=[.D21]/[.$D$13]" office:value-type="float" office:value="3.24">
            <text:p>3.24</text:p>
          </table:table-cell>
          <table:table-cell office:value-type="float" office:value="0.071">
            <text:p>0.071</text:p>
          </table:table-cell>
          <table:table-cell table:formula="of:=[.F21]*[.F22]" office:value-type="float" office:value="0.00355">
            <text:p>0.00355</text:p>
          </table:table-cell>
          <table:table-cell table:formula="of:=[.G21]/[.$D$13]" office:value-type="float" office:value="3.15555555555556">
            <text:p>3.1555555556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1.8">
            <text:p>1.8</text:p>
          </table:table-cell>
          <table:table-cell table:formula="of:=[.B22]*[.A22]" office:value-type="float" office:value="0.045">
            <text:p>0.0450</text:p>
          </table:table-cell>
          <table:table-cell table:number-columns-repeated="2"/>
          <table:table-cell office:value-type="float" office:value="0.05">
            <text:p>0.05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table:formula="of:=[.C17]*([.F15]/[.C15])" office:value-type="float" office:value="0.0606666666666667">
            <text:p>0.06066666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8]*([.F16]/[.C16])" office:value-type="float" office:value="0.0373333333333333">
            <text:p>0.03733333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19]*([.F17]/[.C17])" office:value-type="float" office:value="0.0685714285714286">
            <text:p>0.068571428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20]*([.F18]/[.C18])" office:value-type="float" office:value="0.0422857142857143">
            <text:p>0.04228571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21]*([.F19]/[.C19])" office:value-type="float" office:value="0.073125">
            <text:p>0.07312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C22]*([.F20]/[.C20])" office:value-type="float" office:value="0.0495">
            <text:p>0.0495</text:p>
          </table:table-cell>
          <table:table-cell table:number-columns-repeated="4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3]*[.$C$2]" office:value-type="float" office:value="0.04">
            <text:p>0.04</text:p>
          </table:table-cell>
          <table:table-cell table:formula="of:=PI()*[.C3]^2" office:value-type="float" office:value="0.00502654824574367">
            <text:p>0.0050265482</text:p>
          </table:table-cell>
          <table:table-cell/>
        </table:table-row>
        <table:table-row table:style-name="ro1">
          <table:table-cell/>
          <table:table-cell office:value-type="float" office:value="1.1">
            <text:p>1.1</text:p>
          </table:table-cell>
          <table:table-cell table:formula="of:=[.B4]*[.$C$2]" office:value-type="float" office:value="0.044">
            <text:p>0.044</text:p>
          </table:table-cell>
          <table:table-cell table:formula="of:=PI()*[.C4]^2" office:value-type="float" office:value="0.00608212337734984">
            <text:p>0.0060821234</text:p>
          </table:table-cell>
          <table:table-cell table:formula="of:=[.D4]/[.$D$3]" office:value-type="float" office:value="1.21">
            <text:p>1.21</text:p>
          </table:table-cell>
        </table:table-row>
        <table:table-row table:style-name="ro1">
          <table:table-cell/>
          <table:table-cell office:value-type="float" office:value="1.18">
            <text:p>1.18</text:p>
          </table:table-cell>
          <table:table-cell table:formula="of:=[.B5]*[.$C$2]" office:value-type="float" office:value="0.0472">
            <text:p>0.0472</text:p>
          </table:table-cell>
          <table:table-cell table:formula="of:=PI()*[.C5]^2" office:value-type="float" office:value="0.00699896577737348">
            <text:p>0.0069989658</text:p>
          </table:table-cell>
          <table:table-cell table:formula="of:=[.D5]/[.$D$3]" office:value-type="float" office:value="1.3924">
            <text:p>1.3924</text:p>
          </table:table-cell>
        </table:table-row>
        <table:table-row table:style-name="ro1">
          <table:table-cell/>
          <table:table-cell office:value-type="float" office:value="1.27">
            <text:p>1.27</text:p>
          </table:table-cell>
          <table:table-cell table:formula="of:=[.B6]*[.$C$2]" office:value-type="float" office:value="0.0508">
            <text:p>0.0508</text:p>
          </table:table-cell>
          <table:table-cell table:formula="of:=PI()*[.C6]^2" office:value-type="float" office:value="0.00810731966555997">
            <text:p>0.0081073197</text:p>
          </table:table-cell>
          <table:table-cell table:formula="of:=[.D6]/[.$D$3]" office:value-type="float" office:value="1.6129">
            <text:p>1.6129</text:p>
          </table:table-cell>
        </table:table-row>
        <table:table-row table:style-name="ro1">
          <table:table-cell/>
          <table:table-cell office:value-type="float" office:value="1.34">
            <text:p>1.34</text:p>
          </table:table-cell>
          <table:table-cell table:formula="of:=[.B7]*[.$C$2]" office:value-type="float" office:value="0.0536">
            <text:p>0.0536</text:p>
          </table:table-cell>
          <table:table-cell table:formula="of:=PI()*[.C7]^2" office:value-type="float" office:value="0.00902567003005733">
            <text:p>0.00902567</text:p>
          </table:table-cell>
          <table:table-cell table:formula="of:=[.D7]/[.$D$3]" office:value-type="float" office:value="1.7956">
            <text:p>1.795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3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7/01/2015</text:date>, <text:time>01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01:45:59.69</meta:creation-date>
    <dc:date>2015-07-01T01:04:03.65</dc:date>
    <meta:editing-duration>P6DT4H8M13S</meta:editing-duration>
    <meta:editing-cycles>2</meta:editing-cycles>
    <meta:generator>OpenOffice.org/3.4.1$Win32 OpenOffice.org_project/341m1$Build-9593</meta:generator>
    <meta:document-statistic meta:table-count="3" meta:cell-count="123" meta:object-count="0"/>
  </office:meta>
</office:document-meta>
</file>